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472in"/>
    </style:style>
    <style:style style:name="co8" style:family="table-column">
      <style:table-column-properties fo:break-before="auto" style:column-width="1.3272in"/>
    </style:style>
    <style:style style:name="co9" style:family="table-column">
      <style:table-column-properties fo:break-before="auto" style:column-width="1.1909in"/>
    </style:style>
    <style:style style:name="co5" style:family="table-column">
      <style:table-column-properties fo:break-before="auto" style:column-width="2.3728in"/>
    </style:style>
    <style:style style:name="co6" style:family="table-column">
      <style:table-column-properties fo:break-before="auto" style:column-width="1.4335in"/>
    </style:style>
    <style:style style:name="co10" style:family="table-column">
      <style:table-column-properties fo:break-before="auto" style:column-width="2.7984in"/>
    </style:style>
    <style:style style:name="co11" style:family="table-column">
      <style:table-column-properties fo:break-before="auto" style:column-width="2.598in"/>
    </style:style>
    <style:style style:name="co12" style:family="table-column">
      <style:table-column-properties fo:break-before="auto" style:column-width="0.6874in"/>
    </style:style>
    <style:style style:name="co13" style:family="table-column">
      <style:table-column-properties fo:break-before="auto" style:column-width="1.822in"/>
    </style:style>
    <style:style style:name="co14" style:family="table-column">
      <style:table-column-properties fo:break-before="auto" style:column-width="1.4819in"/>
    </style:style>
    <style:style style:name="co15" style:family="table-column">
      <style:table-column-properties fo:break-before="auto" style:column-width="1.6366in"/>
    </style:style>
    <style:style style:name="co16" style:family="table-column">
      <style:table-column-properties fo:break-before="auto" style:column-width="2.3717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1689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  <style:text-properties fo:color="#cc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000000" style:text-outline="false" style:text-line-through-style="none" style:font-name="Trebuchet M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fo:border-left="none" fo:border-right="none" fo:border-top="none"/>
      <style:text-properties fo:color="#cc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008in solid #000000" fo:border-left="none" fo:border-right="0.0008in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 Package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4">
          <table:table-cell table:style-name="ce4" office:value-type="string">
            <text:p>uri</text:p>
          </table:table-cell>
          <table:table-cell table:style-name="ce4" office:value-type="string">
            <text:p>publishedDate</text:p>
          </table:table-cell>
          <table:table-cell table:style-name="ce4" office:value-type="string">
            <text:p>releases</text:p>
          </table:table-cell>
          <table:table-cell table:style-name="ce4" office:value-type="string">
            <text:p>publisher</text:p>
          </table:table-cell>
          <table:table-cell table:style-name="ce4" office:value-type="string">
            <text:p>license</text:p>
          </table:table-cell>
          <table:table-cell table:style-name="ce4" office:value-type="string">
            <text:p>publicationPolicy</text:p>
          </table:table-cell>
          <table:table-cell table:style-name="ce4"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5">
          <table:table-cell table:style-name="ce6" office:value-type="string">
            <text:p>Referencia:</text:p>
          </table:table-cell>
          <table:table-cell table:style-name="ce6" office:value-type="string">
            <text:p>http://ocds.open-contracting.org/standard/r/1__0__RC/en/schema/release_package/</text:p>
          </table:table-cell>
          <table:table-cell table:style-name="ce6" table:number-columns-repeated="1022"/>
        </table:table-row>
      </table:table>
      <table:table table:name="Releas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9" table:default-cell-style-name="Default"/>
        <table:table-row table:style-name="ro4">
          <table:table-cell table:style-name="ce7" office:value-type="string">
            <text:p>ocid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date</text:p>
          </table:table-cell>
          <table:table-cell table:style-name="ce11" office:value-type="string">
            <text:p>tag</text:p>
          </table:table-cell>
          <table:table-cell table:style-name="ce11" office:value-type="string">
            <text:p>iniciationType</text:p>
          </table:table-cell>
          <table:table-cell table:style-name="ce4" office:value-type="string">
            <text:p>planning</text:p>
          </table:table-cell>
          <table:table-cell table:style-name="ce4" office:value-type="string">
            <text:p>tender</text:p>
          </table:table-cell>
          <table:table-cell table:style-name="ce4" office:value-type="string">
            <text:p>buyer</text:p>
          </table:table-cell>
          <table:table-cell table:style-name="ce4" office:value-type="string">
            <text:p>awards</text:p>
          </table:table-cell>
          <table:table-cell table:style-name="ce4" office:value-type="string">
            <text:p>contracts</text:p>
          </table:table-cell>
          <table:table-cell table:style-name="ce4" office:value-type="string">
            <text:p>language</text:p>
          </table:table-cell>
          <table:table-cell table:style-name="ce4" table:number-columns-repeated="1012"/>
          <table:table-cell table:style-name="ce12"/>
        </table:table-row>
        <table:table-row table:style-name="ro5">
          <table:table-cell table:style-name="ce5" office:value-type="string">
            <text:p>identificador global del release</text:p>
          </table:table-cell>
          <table:table-cell office:value-type="string">
            <text:p>identificador dentro del release package</text:p>
          </table:table-cell>
          <table:table-cell office:value-type="string">
            <text:p>fecha que fue creada esta release</text:p>
          </table:table-cell>
          <table:table-cell office:value-type="string">
            <text:p>Indica la naturaleza del release. Hay una lista de códigos ya definidos por OCDS.</text:p>
          </table:table-cell>
          <table:table-cell table:style-name="ce5" office:value-type="string">
            <office:annotation draw:style-name="gr5" draw:text-style-name="P1" svg:width="1.1413in" svg:height="2.5673in" svg:x="9.0016in" svg:y="0in" draw:caption-point-x="-0.2402in" draw:caption-point-y="0.2071in">
              <dc:creator>GR</dc:creator>
              <dc:date>2015-07-02T00:00:00</dc:date>
              <text:p text:style-name="P1">planning tender tenderAmendment tenderUpdate tenderCancellation award awardUpdate awardCancellation contract contractUpdate contractAmendment implementation implementationUpdate contractTermination compiled</text:p>
            </office:annotation>
            <text:p>tender</text:p>
          </table:table-cell>
          <table:table-cell table:style-name="ce9" office:value-type="string">
            <text:p>Información sobre etapa de planificación.</text:p>
          </table:table-cell>
          <table:table-cell office:value-type="string">
            <text:p>La licitación.</text:p>
          </table:table-cell>
          <table:table-cell office:value-type="string">
            <text:p>La organización (dependencia u otro) de la que se va a sacar el presupuesto para la compra.</text:p>
          </table:table-cell>
          <table:table-cell office:value-type="string">
            <text:p>Información sobre la etapa de adjudicación. Puede haber más de uno.</text:p>
          </table:table-cell>
          <table:table-cell office:value-type="string">
            <text:p>Información sobre la etapa de contratación.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5">
          <table:table-cell office:value-type="string">
            <text:p>Se construye con prefijo+identificador interno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Prefijo para CDMX: OCDS-87SD3T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5">
          <table:table-cell table:style-name="ce6" office:value-type="string">
            <text:p>Referencia:</text:p>
          </table:table-cell>
          <table:table-cell table:style-name="ce6" office:value-type="string">
            <text:p>http://ocds.open-contracting.org/standard/r/1__0__RC/en/schema/release/</text:p>
          </table:table-cell>
          <table:table-cell table:style-name="ce6" table:number-columns-repeated="1022"/>
        </table:table-row>
      </table:table>
      <table:table table:name="Planning" table:style-name="ta1" table:print="false">
        <table:table-column table:style-name="co1" table:number-columns-repeated="1024" table:default-cell-style-name="Default"/>
        <table:table-row table:style-name="ro6">
          <table:table-cell table:style-name="ce13" office:value-type="string">
            <text:p>budget</text:p>
          </table:table-cell>
          <table:table-cell table:style-name="ce13" office:value-type="string">
            <text:p>rationale</text:p>
          </table:table-cell>
          <table:table-cell table:style-name="ce13" office:value-type="string">
            <text:p>documents</text:p>
          </table:table-cell>
          <table:table-cell table:style-name="ce13" table:number-columns-repeated="1021"/>
        </table:table-row>
        <table:table-row table:style-name="ro5">
          <table:table-cell office:value-type="string">
            <text:p>Información sobre el presupuesto para esta compra.</text:p>
          </table:table-cell>
          <table:table-cell office:value-type="string">
            <text:p>La razón principal para hacer esta compra.</text:p>
          </table:table-cell>
          <table:table-cell table:style-name="ce9" office:value-type="string">
            <text:p>Un array de documentos relacionados.</text:p>
          </table:table-cell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style-name="ce6" office:value-type="string">
            <text:p>Reference:</text:p>
          </table:table-cell>
          <table:table-cell table:style-name="ce6" office:value-type="string">
            <text:p>http://ocds.open-contracting.org/standard/r/1__0__RC/en/schema/reference/#planning</text:p>
          </table:table-cell>
          <table:table-cell table:style-name="ce6" table:number-columns-repeated="1022"/>
        </table:table-row>
      </table:table>
      <table:table table:name="Budget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4">
          <table:table-cell table:style-name="ce13" office:value-type="string">
            <text:p>source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amount</text:p>
          </table:table-cell>
          <table:table-cell table:style-name="ce13" office:value-type="string">
            <text:p>project</text:p>
          </table:table-cell>
          <table:table-cell table:style-name="ce13" office:value-type="string">
            <text:p>uri</text:p>
          </table:table-cell>
          <table:table-cell table:style-name="ce13" table:number-columns-repeated="1018"/>
        </table:table-row>
        <table:table-row table:style-name="ro5">
          <table:table-cell office:value-type="string">
            <text:p>uri string</text:p>
          </table:table-cell>
          <table:table-cell office:value-type="string">
            <text:p>string, integer</text:p>
          </table:table-cell>
          <table:table-cell office:value-type="string">
            <text:p>Un texto describiendo la fuente de este presupuesto.</text:p>
          </table:table-cell>
          <table:table-cell office:value-type="string">
            <text:p>Un valor (Monto y Moneda)</text:p>
          </table:table-cell>
          <table:table-cell office:value-type="string">
            <text:p>Un identificador externo para el proyecto del que este presupuesto forma parte.</text:p>
          </table:table-cell>
          <table:table-cell table:style-name="ce5" office:value-type="string">
            <text:p>uri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style-name="ce6" office:value-type="string">
            <text:p>Reference:</text:p>
          </table:table-cell>
          <table:table-cell table:style-name="ce6" office:value-type="string">
            <text:p>http://ocds.open-contracting.org/standard/r/1__0__RC/en/schema/reference/#budget</text:p>
          </table:table-cell>
          <table:table-cell table:style-name="ce6" table:number-columns-repeated="1022"/>
        </table:table-row>
      </table:table>
      <table:table table:name="Value" table:style-name="ta1" table:print="false">
        <table:table-column table:style-name="co1" table:number-columns-repeated="1024" table:default-cell-style-name="Default"/>
        <table:table-row table:style-name="ro2">
          <table:table-cell table:style-name="ce8" office:value-type="string">
            <text:p>amount</text:p>
          </table:table-cell>
          <table:table-cell table:style-name="ce8" office:value-type="string">
            <text:p>currency</text:p>
          </table:table-cell>
          <table:table-cell table:style-name="ce8" table:number-columns-repeated="1022"/>
        </table:table-row>
        <table:table-row table:style-name="ro5">
          <table:table-cell office:value-type="string">
            <text:p>Monto</text:p>
          </table:table-cell>
          <table:table-cell office:value-type="string">
            <text:p>Moneda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office:value-type="string">
            <text:p>Refernce:</text:p>
          </table:table-cell>
          <table:table-cell office:value-type="string">
            <text:p>http://ocds.open-contracting.org/standard/r/1__0__RC/en/schema/reference/#value</text:p>
          </table:table-cell>
          <table:table-cell table:number-columns-repeated="1022"/>
        </table:table-row>
      </table:table>
      <table:table table:name="Document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8" office:value-type="string">
            <office:annotation draw:style-name="gr1" draw:text-style-name="P1" svg:width="1.1413in" svg:height="1.0122in" svg:x="3.065in" svg:y="0in" draw:caption-point-x="-0.2402in" draw:caption-point-y="0.0039in">
              <dc:creator>GR</dc:creator>
              <dc:date>2015-07-01T00:00:00</dc:date>
              <text:p text:style-name="P1">http://ocds.open-contracting.org/standard/r/1__0__RC/en/schema/codelists/#document-type</text:p>
            </office:annotation>
            <text:p>documentType</text:p>
          </table:table-cell>
          <table:table-cell table:style-name="ce8" office:value-type="string">
            <text:p>titl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url</text:p>
          </table:table-cell>
          <table:table-cell table:style-name="ce8" office:value-type="string">
            <text:p>datePublished</text:p>
          </table:table-cell>
          <table:table-cell table:style-name="ce8" office:value-type="string">
            <text:p>dateModified</text:p>
          </table:table-cell>
          <table:table-cell table:style-name="ce8" office:value-type="string">
            <office:annotation office:display="true" draw:style-name="gr2" draw:text-style-name="P1" svg:width="1.1413in" svg:height="0.3902in" svg:x="9.1299in" svg:y="0in" draw:caption-point-x="-0.2402in" draw:caption-point-y="0.0043in">
              <dc:creator>GR</dc:creator>
              <dc:date>2015-07-01T00:00:00</dc:date>
              <text:p text:style-name="P1"><text:a xlink:href="http://www.iana.org/assignments/media-types/media-types.xhtml">http://www.iana.org/assignments/media-types/media-types.xhtml</text:a></text:p>
              <text:p text:style-name="P1"/>
            </office:annotation>
            <text:p>format</text:p>
          </table:table-cell>
          <table:table-cell table:style-name="ce8" office:value-type="string">
            <text:p>language</text:p>
          </table:table-cell>
          <table:table-cell table:style-name="ce8" table:number-columns-repeated="1015"/>
        </table:table-row>
        <table:table-row table:style-name="ro3">
          <table:table-cell office:value-type="string">
            <text:p>string, integer</text:p>
          </table:table-cell>
          <table:table-cell office:value-type="string">
            <text:p>from codelist documentype</text:p>
          </table:table-cell>
          <table:table-cell table:number-columns-repeated="2" office:value-type="string">
            <text:p>string</text:p>
          </table:table-cell>
          <table:table-cell office:value-type="string">
            <text:p>uri</text:p>
          </table:table-cell>
          <table:table-cell table:number-columns-repeated="2" office:value-type="string">
            <text:p>date</text:p>
          </table:table-cell>
          <table:table-cell office:value-type="string">
            <text:p>string,null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>
            <text:p>Reference:</text:p>
          </table:table-cell>
          <table:table-cell office:value-type="string">
            <text:p>http://ocds.open-contracting.org/standard/r/1__0__RC/en/schema/reference/#document</text:p>
          </table:table-cell>
          <table:table-cell table:number-columns-repeated="1022"/>
        </table:table-row>
      </table:table>
      <table:table table:name="Tender" table:style-name="ta1" table:print="false">
        <table:table-column table:style-name="co1" table:number-columns-repeated="26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items</text:p>
          </table:table-cell>
          <table:table-cell office:value-type="string">
            <text:p>minValue</text:p>
          </table:table-cell>
          <table:table-cell office:value-type="string">
            <text:p>value</text:p>
          </table:table-cell>
          <table:table-cell office:value-type="string">
            <office:annotation draw:style-name="gr3" draw:text-style-name="P1" svg:width="1.1413in" svg:height="0.3902in" svg:x="7.3484in" svg:y="0in" draw:caption-point-x="-0.2402in" draw:caption-point-y="0.0039in">
              <dc:creator>GR</dc:creator>
              <dc:date>2015-07-01T00:00:00</dc:date>
              <text:p text:style-name="P1"><text:a xlink:href="http://ocds.open-contracting.org/standard/r/1__0__RC/en/schema/codelists/#method">http://ocds.open-contracting.org/standard/r/1__0__RC/en/schema/codelists/#method</text:a></text:p>
              <text:p text:style-name="P1"/>
            </office:annotation>
            <text:p>procurementMethod</text:p>
          </table:table-cell>
          <table:table-cell office:value-type="string">
            <text:p>procurementMethodRationale</text:p>
          </table:table-cell>
          <table:table-cell office:value-type="string">
            <office:annotation office:display="true" draw:style-name="gr2" draw:text-style-name="P1" svg:width="1.1413in" svg:height="0.2634in" svg:x="9.1264in" svg:y="0in" draw:caption-point-x="-0.2402in" draw:caption-point-y="0.0039in">
              <dc:creator>GR</dc:creator>
              <dc:date>2015-07-01T00:00:00</dc:date>
              <text:p text:style-name="P1"><text:a xlink:href="http://ocds.open-contracting.org/standard/r/1__0__RC/en/schema/codelists/#award-criteria">http://ocds.open-contracting.org/standard/r/1__0__RC/en/schema/codelists/#award-criteria</text:a></text:p>
            </office:annotation>
            <text:p>awardCriteria</text:p>
          </table:table-cell>
          <table:table-cell office:value-type="string">
            <text:p>awardCriteriaDetails</text:p>
          </table:table-cell>
          <table:table-cell table:style-name="ce5" office:value-type="string">
            <text:p>submissionMethod</text:p>
          </table:table-cell>
          <table:table-cell office:value-type="string">
            <text:p>submissionMethodDetails</text:p>
          </table:table-cell>
          <table:table-cell office:value-type="string">
            <text:p>tenderPeriod</text:p>
          </table:table-cell>
          <table:table-cell office:value-type="string">
            <text:p>enquiryPeriod</text:p>
          </table:table-cell>
          <table:table-cell office:value-type="string">
            <text:p>hasEnquiries</text:p>
          </table:table-cell>
          <table:table-cell office:value-type="string">
            <text:p>eligibilytCriteria</text:p>
          </table:table-cell>
          <table:table-cell office:value-type="string">
            <text:p>awardPeriod</text:p>
          </table:table-cell>
          <table:table-cell office:value-type="string">
            <text:p>numberOfTenderers</text:p>
          </table:table-cell>
          <table:table-cell office:value-type="string">
            <text:p>Tenderers</text:p>
          </table:table-cell>
          <table:table-cell office:value-type="string">
            <text:p>procuringEntity</text:p>
          </table:table-cell>
          <table:table-cell office:value-type="string">
            <text:p>documents</text:p>
          </table:table-cell>
          <table:table-cell office:value-type="string">
            <text:p>milestones</text:p>
          </table:table-cell>
          <table:table-cell office:value-type="string">
            <text:p>amendment</text:p>
          </table:table-cell>
          <table:table-cell table:number-columns-repeated="2"/>
        </table:table-row>
        <table:table-row table:style-name="ro2">
          <table:table-cell office:value-type="string">
            <text:p>string,integer</text:p>
          </table:table-cell>
          <table:table-cell office:value-type="string">
            <text:p>string,null</text:p>
          </table:table-cell>
          <table:table-cell office:value-type="string">
            <text:p>string, null</text:p>
          </table:table-cell>
          <table:table-cell office:value-type="string">
            <text:p>planned, active, cancelled, unsuccessful, completed</text:p>
          </table:table-cell>
          <table:table-cell office:value-type="string">
            <text:p>Item array</text:p>
          </table:table-cell>
          <table:table-cell office:value-type="string">
            <text:p>Value</text:p>
          </table:table-cell>
          <table:table-cell office:value-type="string">
            <text:p>value</text:p>
          </table:table-cell>
          <table:table-cell office:value-type="string">
            <text:p>open, selective, limited</text:p>
          </table:table-cell>
          <table:table-cell/>
          <table:table-cell office:value-type="string">
            <text:p>lowestCost, bestProposal, bestValueToGovernment, singleBidOnly</text:p>
          </table:table-cell>
          <table:table-cell office:value-type="string">
            <text:p>string, null</text:p>
          </table:table-cell>
          <table:table-cell office:value-type="string">
            <text:p>array of one or more of [electronicAuction, electronicSubmission, written, inPerson]</text:p>
          </table:table-cell>
          <table:table-cell/>
          <table:table-cell table:number-columns-repeated="2" office:value-type="string">
            <text:p>startDate, endDate</text:p>
          </table:table-cell>
          <table:table-cell office:value-type="string">
            <text:p>boolean,null</text:p>
          </table:table-cell>
          <table:table-cell office:value-type="string">
            <text:p>string, null</text:p>
          </table:table-cell>
          <table:table-cell office:value-type="string">
            <text:p>startDate, endDate</text:p>
          </table:table-cell>
          <table:table-cell office:value-type="string">
            <text:p>integer,null</text:p>
          </table:table-cell>
          <table:table-cell office:value-type="string">
            <text:p>Organization array</text:p>
          </table:table-cell>
          <table:table-cell office:value-type="string">
            <text:p>Organization</text:p>
          </table:table-cell>
          <table:table-cell office:value-type="string">
            <text:p>Document array</text:p>
          </table:table-cell>
          <table:table-cell office:value-type="string">
            <text:p>Milestone array</text:p>
          </table:table-cell>
          <table:table-cell office:value-type="string">
            <text:p>amendment</text:p>
          </table:table-cell>
          <table:table-cell table:number-columns-repeated="2"/>
        </table:table-row>
        <table:table-row table:style-name="ro2">
          <table:table-cell table:number-columns-repeated="25"/>
          <table:table-cell table:style-name="ce5"/>
        </table:table-row>
      </table:table>
      <table:table table:name="Milestone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eDate</text:p>
          </table:table-cell>
          <table:table-cell office:value-type="string">
            <text:p>dateModified</text:p>
          </table:table-cell>
          <table:table-cell office:value-type="string">
            <text:p>status</text:p>
          </table:table-cell>
          <table:table-cell office:value-type="string">
            <text:p>documents</text:p>
          </table:table-cell>
        </table:table-row>
        <table:table-row table:style-name="ro2">
          <table:table-cell office:value-type="string">
            <text:p>string, integer</text:p>
          </table:table-cell>
          <table:table-cell table:number-columns-repeated="2" office:value-type="string">
            <text:p>string, null</text:p>
          </table:table-cell>
          <table:table-cell table:number-columns-repeated="2" office:value-type="string">
            <text:p>date</text:p>
          </table:table-cell>
          <table:table-cell office:value-type="string">
            <office:annotation draw:style-name="gr2" draw:text-style-name="P1" svg:width="1.1413in" svg:height="1.0122in" svg:x="5.5701in" svg:y="0in" draw:caption-point-x="-0.2402in" draw:caption-point-y="0.1661in">
              <dc:creator>GR</dc:creator>
              <dc:date>2015-07-01T00:00:00</dc:date>
              <text:p text:style-name="P1">http://ocds.open-contracting.org/standard/r/1__0__RC/en/schema/codelists/#milestone-status</text:p>
            </office:annotation>
            <text:p>met, notMet, partiallyMet</text:p>
          </table:table-cell>
          <table:table-cell office:value-type="string">
            <text:p>Document array</text:p>
          </table:table-cell>
        </table:table-row>
      </table:table>
      <table:table table:name="Amendment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changes</text:p>
          </table:table-cell>
          <table:table-cell office:value-type="string">
            <text:p>rationale</text:p>
          </table:table-cell>
        </table:table-row>
        <table:table-row table:style-name="ro2">
          <table:table-cell office:value-type="string">
            <text:p>Date-time</text:p>
          </table:table-cell>
          <table:table-cell office:value-type="string">
            <text:p>array of affected fields</text:p>
          </table:table-cell>
          <table:table-cell office:value-type="string">
            <text:p>string</text:p>
          </table:table-cell>
        </table:table-row>
      </table:table>
      <table:table table:name="Item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classification</text:p>
          </table:table-cell>
          <table:table-cell office:value-type="string">
            <text:p>additionalClassification</text:p>
          </table:table-cell>
          <table:table-cell office:value-type="string">
            <text:p>quantity</text:p>
          </table:table-cell>
          <table:table-cell office:value-type="string">
            <text:p>unit</text:p>
          </table:table-cell>
        </table:table-row>
        <table:table-row table:style-name="ro2">
          <table:table-cell office:value-type="string">
            <text:p>string, integer</text:p>
          </table:table-cell>
          <table:table-cell office:value-type="string">
            <text:p>string, null</text:p>
          </table:table-cell>
          <table:table-cell office:value-type="string">
            <text:p>classification</text:p>
          </table:table-cell>
          <table:table-cell office:value-type="string">
            <text:p>Classification</text:p>
          </table:table-cell>
          <table:table-cell office:value-type="string">
            <text:p>integer, null</text:p>
          </table:table-cell>
          <table:table-cell/>
        </table:table-row>
      </table:table>
      <table:table table:name="Classification" table:style-name="ta1" table:print="false">
        <table:table-column table:style-name="co1" table:number-columns-repeated="4" table:default-cell-style-name="Default"/>
        <table:table-row table:style-name="ro3">
          <table:table-cell office:value-type="string">
            <text:p>schema</text:p>
          </table:table-cell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uri</text:p>
          </table:table-cell>
        </table:table-row>
        <table:table-row table:style-name="ro3">
          <table:table-cell/>
          <table:table-cell office:value-type="string">
            <text:p>string, integer, null</text:p>
          </table:table-cell>
          <table:table-cell office:value-type="string">
            <text:p>string, null</text:p>
          </table:table-cell>
          <table:table-cell office:value-type="string">
            <text:p>uri</text:p>
          </table:table-cell>
        </table:table-row>
      </table:table>
      <table:table table:name="Organization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office:annotation draw:style-name="gr4" draw:text-style-name="P2" svg:width="1.1413in" svg:height="1.6343in" svg:x="1.1252in" svg:y="0in" draw:caption-point-x="-0.2402in" draw:caption-point-y="0.0039in">
              <dc:creator>GR</dc:creator>
              <dc:date>2015-07-01T00:00:00</dc:date>
              <text:p text:style-name="P2">GRP-SAP tiene un identificador, lo podemos usar? Se va a unificar para todas las dependencias. Clave de la sociedad en GRP.</text:p>
            </office:annotation>
            <text:p>identifier</text:p>
          </table:table-cell>
          <table:table-cell office:value-type="string">
            <text:p>additionalIdentifier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contactPoint</text:p>
          </table:table-cell>
        </table:table-row>
        <table:table-row table:style-name="ro2">
          <table:table-cell table:number-columns-repeated="2" office:value-type="string">
            <text:p>identifier</text:p>
          </table:table-cell>
          <table:table-cell office:value-type="string">
            <text:p>string, null</text:p>
          </table:table-cell>
          <table:table-cell office:value-type="string">
            <text:p>address</text:p>
          </table:table-cell>
          <table:table-cell office:value-type="string">
            <text:p>contactPoint</text:p>
          </table:table-cell>
        </table:table-row>
      </table:table>
      <table:table table:name="Identifier" table:style-name="ta1" table:print="false">
        <table:table-column table:style-name="co1" table:number-columns-repeated="4" table:default-cell-style-name="Default"/>
        <table:table-row table:style-name="ro3">
          <table:table-cell office:value-type="string">
            <text:p>scheme</text:p>
          </table:table-cell>
          <table:table-cell office:value-type="string">
            <text:p>id</text:p>
          </table:table-cell>
          <table:table-cell office:value-type="string">
            <text:p>legalName</text:p>
          </table:table-cell>
          <table:table-cell office:value-type="string">
            <text:p>uri</text:p>
          </table:table-cell>
        </table:table-row>
        <table:table-row table:style-name="ro3">
          <table:table-cell/>
          <table:table-cell office:value-type="string">
            <text:p>string, integer null</text:p>
          </table:table-cell>
          <table:table-cell office:value-type="string">
            <text:p>string, null</text:p>
          </table:table-cell>
          <table:table-cell office:value-type="string">
            <text:p>uri</text:p>
          </table:table-cell>
        </table:table-row>
        <table:table-row table:style-name="ro3">
          <table:table-cell table:style-name="ce5"/>
          <table:table-cell table:number-columns-repeated="3"/>
        </table:table-row>
      </table:table>
      <table:table table:name="Address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streetAddress</text:p>
          </table:table-cell>
          <table:table-cell office:value-type="string">
            <text:p>locality</text:p>
          </table:table-cell>
          <table:table-cell office:value-type="string">
            <text:p>region</text:p>
          </table:table-cell>
          <table:table-cell office:value-type="string">
            <text:p>postalCode</text:p>
          </table:table-cell>
          <table:table-cell office:value-type="string">
            <text:p>countryName</text:p>
          </table:table-cell>
        </table:table-row>
        <table:table-row table:style-name="ro2">
          <table:table-cell table:number-columns-repeated="4" office:value-type="string">
            <text:p>string, null</text:p>
          </table:table-cell>
          <table:table-cell table:style-name="ce9" office:value-type="string">
            <text:p>string, null</text:p>
          </table:table-cell>
        </table:table-row>
      </table:table>
      <table:table table:name="ContactPoint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telephone</text:p>
          </table:table-cell>
          <table:table-cell office:value-type="string">
            <text:p>faxNumber</text:p>
          </table:table-cell>
          <table:table-cell office:value-type="string">
            <text:p>url</text:p>
          </table:table-cell>
        </table:table-row>
        <table:table-row table:style-name="ro3">
          <table:table-cell table:number-columns-repeated="4" office:value-type="string">
            <text:p>string, null</text:p>
          </table:table-cell>
          <table:table-cell office:value-type="string">
            <text:p>uri</text:p>
          </table:table-cell>
        </table:table-row>
      </table:table>
      <table:table table:name="Award" table:style-name="ta1" table:print="false"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date</text:p>
          </table:table-cell>
          <table:table-cell office:value-type="string">
            <text:p>value</text:p>
          </table:table-cell>
          <table:table-cell office:value-type="string">
            <text:p>suppliers</text:p>
          </table:table-cell>
          <table:table-cell office:value-type="string">
            <text:p>items</text:p>
          </table:table-cell>
          <table:table-cell office:value-type="string">
            <text:p>documents</text:p>
          </table:table-cell>
          <table:table-cell office:value-type="string">
            <text:p>amendment</text:p>
          </table:table-cell>
        </table:table-row>
        <table:table-row table:style-name="ro3">
          <table:table-cell table:number-columns-repeated="3"/>
          <table:table-cell office:value-type="string">
            <text:p>pending, active, cancelled, unsuccesful</text:p>
          </table:table-cell>
          <table:table-cell/>
          <table:table-cell office:value-type="string">
            <text:p>value</text:p>
          </table:table-cell>
          <table:table-cell office:value-type="string">
            <text:p>organization array</text:p>
          </table:table-cell>
          <table:table-cell office:value-type="string">
            <text:p>item array</text:p>
          </table:table-cell>
          <table:table-cell office:value-type="string">
            <text:p>document array</text:p>
          </table:table-cell>
          <table:table-cell office:value-type="string">
            <text:p>amendment</text:p>
          </table:table-cell>
        </table:table-row>
      </table:table>
      <table:table table:name="Contract" table:style-name="ta1" table:print="false">
        <table:table-column table:style-name="co1" table:number-columns-repeated="12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award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period</text:p>
          </table:table-cell>
          <table:table-cell office:value-type="string">
            <text:p>value</text:p>
          </table:table-cell>
          <table:table-cell office:value-type="string">
            <text:p>items</text:p>
          </table:table-cell>
          <table:table-cell office:value-type="string">
            <text:p>dateSigned</text:p>
          </table:table-cell>
          <table:table-cell office:value-type="string">
            <text:p>documents</text:p>
          </table:table-cell>
          <table:table-cell office:value-type="string">
            <text:p>amendment</text:p>
          </table:table-cell>
          <table:table-cell office:value-type="string">
            <text:p>implementation</text:p>
          </table:table-cell>
        </table:table-row>
        <table:table-row table:style-name="ro2">
          <table:table-cell table:number-columns-repeated="2" office:value-type="string">
            <text:p>string, integer</text:p>
          </table:table-cell>
          <table:table-cell table:number-columns-repeated="2" office:value-type="string">
            <text:p>string, null</text:p>
          </table:table-cell>
          <table:table-cell office:value-type="string">
            <text:p>pending, active, cancelled, terminated</text:p>
          </table:table-cell>
          <table:table-cell table:number-columns-repeated="2"/>
          <table:table-cell office:value-type="string">
            <text:p>Item array</text:p>
          </table:table-cell>
          <table:table-cell office:value-type="string">
            <text:p>Date-time</text:p>
          </table:table-cell>
          <table:table-cell office:value-type="string">
            <text:p>document array</text:p>
          </table:table-cell>
          <table:table-cell office:value-type="string">
            <text:p>amendment</text:p>
          </table:table-cell>
          <table:table-cell office:value-type="string">
            <text:p>implementation</text:p>
          </table:table-cell>
        </table:table-row>
        <table:table-row table:style-name="ro2">
          <table:table-cell table:number-columns-repeated="11"/>
          <table:table-cell table:style-name="ce5"/>
        </table:table-row>
      </table:table>
      <table:table table:name="Implementation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transactions</text:p>
          </table:table-cell>
          <table:table-cell office:value-type="string">
            <text:p>milestones</text:p>
          </table:table-cell>
          <table:table-cell office:value-type="string">
            <text:p>documents</text:p>
          </table:table-cell>
        </table:table-row>
        <table:table-row table:style-name="ro3">
          <table:table-cell office:value-type="string">
            <text:p>transactioninformation array</text:p>
          </table:table-cell>
          <table:table-cell office:value-type="string">
            <text:p>milestone array</text:p>
          </table:table-cell>
          <table:table-cell office:value-type="string">
            <text:p>document array</text:p>
          </table:table-cell>
        </table:table-row>
      </table:table>
      <table:table table:name="TransactionInformation" table:style-name="ta1" table:print="false">
        <table:table-column table:style-name="co1" table:number-columns-repeated="7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ource</text:p>
          </table:table-cell>
          <table:table-cell office:value-type="string">
            <text:p>date</text:p>
          </table:table-cell>
          <table:table-cell office:value-type="string">
            <text:p>amount</text:p>
          </table:table-cell>
          <table:table-cell office:value-type="string">
            <text:p>providerOrganization</text:p>
          </table:table-cell>
          <table:table-cell office:value-type="string">
            <text:p>receiverOrganization</text:p>
          </table:table-cell>
          <table:table-cell office:value-type="string">
            <text:p>uri</text:p>
          </table:table-cell>
        </table:table-row>
        <table:table-row table:style-name="ro3">
          <table:table-cell office:value-type="string">
            <text:p>string, integer</text:p>
          </table:table-cell>
          <table:table-cell office:value-type="string">
            <text:p>uri</text:p>
          </table:table-cell>
          <table:table-cell office:value-type="string">
            <text:p>Date-time</text:p>
          </table:table-cell>
          <table:table-cell office:value-type="string">
            <text:p>Value</text:p>
          </table:table-cell>
          <table:table-cell table:number-columns-repeated="2" office:value-type="string">
            <text:p>Identifier</text:p>
          </table:table-cell>
          <table:table-cell office:value-type="string">
            <text:p>ur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7/02/2015</text:date>, <text:time>09:50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</meta:initial-creator>
    <meta:creation-date>2015-07-01T11:57:02</meta:creation-date>
    <dc:date>2015-07-02T09:50:04</dc:date>
    <dc:creator>Gabriela Rodriguez</dc:creator>
    <meta:editing-duration>PT5H46M9S</meta:editing-duration>
    <meta:editing-cycles>10</meta:editing-cycles>
    <meta:generator>OpenOffice/4.1.0$Unix OpenOffice.org_project/410m18$Build-9764</meta:generator>
    <meta:document-statistic meta:table-count="19" meta:cell-count="261" meta:object-count="0"/>
  </office:meta>
</office:document-meta>
</file>